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Nimbus Mono L" svg:font-family="'Nimbus Mono L'" style:font-adornments="Normal" style:font-pitch="fixed"/>
    <style:font-face style:name="Nimbus Mono L1" svg:font-family="'Nimbus Mono L'" style:font-family-generic="modern" style:font-pitch="fixed"/>
    <style:font-face style:name="Nimbus Mono L2" svg:font-family="'Nimbus Mono L'" style:font-adornments="Normal" style:font-family-generic="modern" style:font-pitch="fixed"/>
    <style:font-face style:name="Century Schoolbook L" svg:font-family="'Century Schoolbook L'" style:font-adornments="Italique" style:font-pitch="variable"/>
    <style:font-face style:name="Lucidasans" svg:font-family="Lucidasans" style:font-pitch="variable"/>
    <style:font-face style:name="Nimbus Sans L2"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Italic"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2d575f"/>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1">
      <style:paragraph-properties fo:margin-top="0cm" fo:margin-bottom="0cm"/>
    </style:style>
    <style:style style:name="P7" style:family="paragraph" style:parent-style-name="Text_20_body" style:list-style-name="L2">
      <style:paragraph-properties fo:margin-top="0cm" fo:margin-bottom="0cm"/>
    </style:style>
    <style:style style:name="P8" style:family="paragraph" style:parent-style-name="Programmation">
      <style:text-properties officeooo:rsid="00299e2b" officeooo:paragraph-rsid="00299e2b"/>
    </style:style>
    <style:style style:name="P9" style:family="paragraph" style:parent-style-name="Programmation" style:list-style-name="Numbering_20_1">
      <style:text-properties officeooo:rsid="00299e2b" officeooo:paragraph-rsid="0035c1f2"/>
    </style:style>
    <style:style style:name="P10" style:family="paragraph" style:parent-style-name="Programmation">
      <style:text-properties officeooo:rsid="002b6f90" officeooo:paragraph-rsid="002b6f90"/>
    </style:style>
    <style:style style:name="P11" style:family="paragraph" style:parent-style-name="Programmation">
      <style:text-properties officeooo:rsid="002d575f" officeooo:paragraph-rsid="002d575f"/>
    </style:style>
    <style:style style:name="P12" style:family="paragraph" style:parent-style-name="Programmation_20_Titre">
      <style:text-properties officeooo:rsid="00299e2b"/>
    </style:style>
    <style:style style:name="P13" style:family="paragraph" style:parent-style-name="Programmation_20_Titre">
      <style:text-properties officeooo:rsid="0029b4a9"/>
    </style:style>
    <style:style style:name="P14" style:family="paragraph" style:parent-style-name="Programmation_20_Titre">
      <style:text-properties officeooo:rsid="002b6f90"/>
    </style:style>
    <style:style style:name="T1" style:family="text">
      <style:text-properties officeooo:rsid="00299e2b"/>
    </style:style>
    <style:style style:name="T2" style:family="text">
      <style:text-properties officeooo:rsid="0029b4a9"/>
    </style:style>
    <style:style style:name="T3" style:family="text">
      <style:text-properties officeooo:rsid="002b6f90"/>
    </style:style>
    <style:style style:name="T4" style:family="text">
      <style:text-properties officeooo:rsid="002d575f"/>
    </style:style>
    <style:style style:name="T5" style:family="text">
      <style:text-properties officeooo:rsid="002ef431"/>
    </style:style>
    <style:style style:name="T6" style:family="text">
      <style:text-properties officeooo:rsid="003442ab"/>
    </style:style>
    <style:style style:name="T7" style:family="text">
      <style:text-properties fo:font-weight="bold" style:font-weight-asian="bold" style:font-weight-complex="bold"/>
    </style:style>
    <style:style style:name="T8" style:family="text">
      <style:text-properties fo:font-weight="bold" officeooo:rsid="003442ab"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442ab"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3442ab" style:font-style-asian="italic" style:font-weight-asian="normal" style:font-style-complex="italic" style:font-weight-complex="normal"/>
    </style:style>
    <style:style style:name="T13" style:family="text">
      <style:text-properties officeooo:rsid="0035c1f2"/>
    </style:style>
    <style:style style:name="T14" style:family="text">
      <style:text-properties officeooo:rsid="0037f451"/>
    </style:style>
    <style:style style:name="T15" style:family="text">
      <style:text-properties officeooo:rsid="00390460"/>
    </style:style>
    <style:style style:name="T16" style:family="text">
      <style:text-properties officeooo:rsid="003a054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Multi-threading sous LINUX</text:p>
      <text:h text:style-name="Heading_20_1" text:outline-level="1">Qu'est-ce que le multi-threading ?</text:h>
      <text:p text:style-name="Text_20_body">Les programmeurs LINUX / UNIX sont habitués aux fonctionnalités <text:span text:style-name="Emphasis">multi-taches</text:span>. <text:span text:style-name="T6">L</text:span>a <text:span text:style-name="T11">programmation </text:span><text:span text:style-name="Emphasis"><text:span text:style-name="T12">système</text:span></text:span> <text:span text:style-name="T6">permet</text:span> de créer des <text:span text:style-name="Emphasis">processus</text:span> fils à partir d'un processus existant en utilisant l'appel système <text:span text:style-name="Emphasis">fork</text:span>, comme le montre le petit exemple de code ci-dessous :</text:p>
      <text:p text:style-name="P12">fork.c</text:p>
      <text:list xml:id="list784167126" text:style-name="Numbering_20_1">
        <text:list-item>
          <text:p text:style-name="P8">#include &lt;stdio.h&gt; </text:p>
        </text:list-item>
        <text:list-item>
          <text:p text:style-name="P8">#include &lt;stdlib.h&gt; </text:p>
        </text:list-item>
        <text:list-item>
          <text:p text:style-name="P8">#include &lt;unistd.h&gt; </text:p>
        </text:list-item>
        <text:list-item>
          <text:p text:style-name="P8"/>
        </text:list-item>
        <text:list-item>
          <text:p text:style-name="P8">int i; </text:p>
        </text:list-item>
        <text:list-item>
          <text:p text:style-name="P8"/>
        </text:list-item>
        <text:list-item>
          <text:p text:style-name="P8">int main(int ac, char **av) </text:p>
        </text:list-item>
        <text:list-item>
          <text:p text:style-name="P8">{ </text:p>
        </text:list-item>
        <text:list-item>
          <text:p text:style-name="P8"><text:s text:c="4"/>int pid; </text:p>
        </text:list-item>
        <text:list-item>
          <text:p text:style-name="P8"/>
        </text:list-item>
        <text:list-item>
          <text:p text:style-name="P8"><text:s text:c="4"/>i = 1; </text:p>
        </text:list-item>
        <text:list-item>
          <text:p text:style-name="P8"/>
        </text:list-item>
        <text:list-item>
          <text:p text:style-name="P8"><text:s text:c="4"/>if ((pid = fork()) == 0) /* <text:span text:style-name="T13">Processus</text:span> le fils */ </text:p>
        </text:list-item>
        <text:list-item>
          <text:p text:style-name="P9"><text:s text:c="4"/>{ </text:p>
        </text:list-item>
        <text:list-item>
          <text:p text:style-name="P8"><text:s text:c="8"/>printf("Je suis le fils, pid = %d\n", getpid()); </text:p>
        </text:list-item>
        <text:list-item>
          <text:p text:style-name="P8"><text:s text:c="8"/>sleep(2); </text:p>
        </text:list-item>
        <text:list-item>
          <text:p text:style-name="P8"><text:s text:c="8"/>printf("Fin du fils, i = %d !\n", i); </text:p>
        </text:list-item>
        <text:list-item>
          <text:p text:style-name="P8"><text:s text:c="8"/>exit(0); </text:p>
        </text:list-item>
        <text:list-item>
          <text:p text:style-name="P8"><text:s text:c="4"/>} </text:p>
        </text:list-item>
        <text:list-item>
          <text:p text:style-name="P9"><text:s text:c="4"/>else if (pid &gt; 0) /* <text:span text:style-name="T13">Processus</text:span> le pere */</text:p>
        </text:list-item>
        <text:list-item>
          <text:p text:style-name="P8"><text:s text:c="4"/>{ </text:p>
        </text:list-item>
        <text:list-item>
          <text:p text:style-name="P8"><text:s text:c="8"/>printf("Je suis le pere, pid = %d\n", getpid()); </text:p>
        </text:list-item>
        <text:list-item>
          <text:p text:style-name="P8"><text:s text:c="8"/>sleep(1); </text:p>
        </text:list-item>
        <text:list-item>
          <text:p text:style-name="P8"/>
        </text:list-item>
        <text:list-item>
          <text:p text:style-name="P8"><text:s text:c="8"/>/* Modifie la variable */ </text:p>
        </text:list-item>
        <text:list-item>
          <text:p text:style-name="P8"><text:s text:c="8"/>i = 2; </text:p>
        </text:list-item>
        <text:list-item>
          <text:p text:style-name="P8"><text:s text:c="8"/>printf("le pere a modifie la variable a %d\n", i); </text:p>
        </text:list-item>
        <text:list-item>
          <text:p text:style-name="P8"/>
        </text:list-item>
        <text:list-item>
          <text:p text:style-name="P8"><text:s text:c="8"/>sleep(3); </text:p>
        </text:list-item>
        <text:list-item>
          <text:p text:style-name="P8"><text:s text:c="8"/>printf("Fin du pere, i = %d !\n", i); </text:p>
        </text:list-item>
        <text:list-item>
          <text:p text:style-name="P8"><text:s text:c="8"/>exit(0); </text:p>
        </text:list-item>
        <text:list-item>
          <text:p text:style-name="P8"><text:s text:c="4"/>} </text:p>
        </text:list-item>
        <text:list-item>
          <text:p text:style-name="P8"><text:s text:c="4"/>else /* Erreur */ </text:p>
        </text:list-item>
        <text:list-item>
          <text:p text:style-name="P9"><text:s text:c="4"/>{ </text:p>
        </text:list-item>
        <text:list-item>
          <text:p text:style-name="P8"><text:s text:c="8"/>perror("fork"); </text:p>
        </text:list-item>
        <text:list-item>
          <text:p text:style-name="P8"><text:s text:c="8"/>exit(1); </text:p>
        </text:list-item>
        <text:list-item>
          <text:p text:style-name="P8"><text:s text:c="4"/>} </text:p>
        </text:list-item>
        <text:list-item>
          <text:p text:style-name="P8"><text:s/></text:p>
        </text:list-item>
        <text:list-item>
          <text:p text:style-name="P8"><text:s text:c="4"/>return 0; </text:p>
        </text:list-item>
        <text:list-item>
          <text:p text:style-name="P8">}</text:p>
        </text:list-item>
      </text:list>
      <text:p text:style-name="Text_20_body">qui donne à l'exécution: </text:p>
      <text:p text:style-name="Console"><text:span text:style-name="T1">$</text:span> ./fork &amp;</text:p>
      <text:p text:style-name="Console">[1] 367</text:p>
      <text:p text:style-name="Console"><text:span text:style-name="T1">$</text:span> Je suis le pere, pid = 367</text:p>
      <text:p text:style-name="Console">Je suis le fils, pid = 368</text:p>
      <text:p text:style-name="Console">le pere a modifie la variable a 2</text:p>
      <text:p text:style-name="Console">Fin du fils, i = 1 !</text:p>
      <text:p text:style-name="Console">Fin du pere, i = 2 !</text:p>
      <text:p text:style-name="Text_20_body">Les limites du <text:span text:style-name="Emphasis">fork</text:span> apparaissent lorsqu'il s'agit de partager des variables entre un processus père et son fils. <text:span text:style-name="T13">D</text:span>ans l<text:span text:style-name="T13">'</text:span>exemple ci-<text:span text:style-name="T13">d</text:span>essus, la variable globale <text:span text:style-name="Emphasis">i</text:span>, modifiée par le père a toujours l'ancienne valeur dans <text:soft-page-break/>le fils. Ceci est le comportement normal du <text:span text:style-name="Emphasis">fork</text:span> qui duplique le contexte courant lors de la création d'un processus fils. <text:line-break/>En plus d'empêcher le partage de variables, la création d'un nouveau contexte est pénalisante au niveau performances, <text:span text:style-name="T13">création et </text:span>le changement de contexte (context switch), lors du passage d'un processus à un autre. </text:p>
      <text:p text:style-name="Text_20_body">Un <text:span text:style-name="Emphasis">thread</text:span> ressemble fortement à un processus fils classique à la différence qu'il partage beaucoup plus de données avec le processus qui l'a créé: </text:p>
      <text:list xml:id="list1749759356" text:style-name="L1">
        <text:list-item>
          <text:p text:style-name="P6">Les variables globales </text:p>
        </text:list-item>
        <text:list-item>
          <text:p text:style-name="P6">Les variables statiques locales </text:p>
        </text:list-item>
        <text:list-item>
          <text:p text:style-name="P4">Les descripteurs de fichiers (file descriptors) </text:p>
        </text:list-item>
      </text:list>
      <text:h text:style-name="Heading_20_1" text:outline-level="1">Les bibliothèques de threads </text:h>
      <text:p text:style-name="Text_20_body">De nombreux systèmes d'exploitation permettent aujourd'hui la programmation par threads : Solaris 5.x de SUN, Windows95/98/NT, <text:s/>et <text:s/>LINUX. Dans le cas de Solaris, la bibliothèque de threads disponible est conforme à la norme <text:span text:style-name="Emphasis">POSIX 1003.1c</text:span> ce qui assure une certaine portabilité de l'applicatif en cas de portage vers un autre système. Dans le cas des systèmes Microsoft, la bibliothèque utilisée est bien entendu non conforme à cette norme POSIX !</text:p>
      <text:p text:style-name="Text_20_body">Il existe aujourd'hui diverses bibliothèques permettant de manipuler des threads sous LINUX. On dénombre deux principaux types d'implémentations de threads :</text:p>
      <text:list xml:id="list1555964949" text:style-name="L2">
        <text:list-item>
          <text:p text:style-name="P7">Au niveau utilisateur (user-level). A ce moment la, la gestion des threads est entièrement faite dans l'espace utilisateur. </text:p>
        </text:list-item>
        <text:list-item>
          <text:p text:style-name="P5">Au niveau noyau (kernel-level). Dans ce cas, les threads sont directement gérés par le noyau. </text:p>
        </text:list-item>
      </text:list>
      <text:h text:style-name="Heading_20_1" text:outline-level="1">Créer des threads sous LINUX</text:h>
      <text:p text:style-name="Text_20_body"><text:span text:style-name="T14">E</text:span>xemple de programme utilisant <text:span text:style-name="T14">deux</text:span> threads d'affichage: </text:p>
      <text:p text:style-name="P12">thread1.c</text:p>
      <text:list xml:id="list1176258975" text:continue-list="list784167126" text:style-name="Numbering_20_1">
        <text:list-item text:start-value="1">
          <text:p text:style-name="P8">#include &lt;stdio.h&gt; </text:p>
        </text:list-item>
        <text:list-item>
          <text:p text:style-name="P8">#include &lt;stdlib.h&gt; </text:p>
        </text:list-item>
        <text:list-item>
          <text:p text:style-name="P8">#include &lt;unistd.h&gt; </text:p>
        </text:list-item>
        <text:list-item>
          <text:p text:style-name="P8">#include &lt;pthread.h&gt; </text:p>
        </text:list-item>
        <text:list-item>
          <text:p text:style-name="P8"/>
        </text:list-item>
        <text:list-item>
          <text:p text:style-name="P8">void *my_thread_process(void *arg) </text:p>
        </text:list-item>
        <text:list-item>
          <text:p text:style-name="P8">{ </text:p>
        </text:list-item>
        <text:list-item>
          <text:p text:style-name="P8"><text:s text:c="4"/>int i; </text:p>
        </text:list-item>
        <text:list-item>
          <text:p text:style-name="P8"/>
        </text:list-item>
        <text:list-item>
          <text:p text:style-name="P8"><text:s text:c="4"/>for (i = 0; i &lt; 5; i++) </text:p>
        </text:list-item>
        <text:list-item>
          <text:p text:style-name="P8"><text:s text:c="4"/>{ </text:p>
        </text:list-item>
        <text:list-item>
          <text:p text:style-name="P8"><text:s text:c="8"/>printf("Thread %s: %d\n", (char *)arg, i); </text:p>
        </text:list-item>
        <text:list-item>
          <text:p text:style-name="P8"><text:s text:c="8"/>sleep(1); </text:p>
        </text:list-item>
        <text:list-item>
          <text:p text:style-name="P8"><text:s text:c="4"/>} </text:p>
        </text:list-item>
        <text:list-item>
          <text:p text:style-name="P8"><text:s text:c="4"/>pthread_exit(0); </text:p>
        </text:list-item>
        <text:list-item>
          <text:p text:style-name="P8">} </text:p>
        </text:list-item>
        <text:list-item>
          <text:p text:style-name="P8"/>
        </text:list-item>
        <text:list-item>
          <text:p text:style-name="P8">int main(int ac, char **av) </text:p>
        </text:list-item>
        <text:list-item>
          <text:p text:style-name="P8">{ </text:p>
        </text:list-item>
        <text:list-item>
          <text:p text:style-name="P8"><text:s text:c="4"/>pthread_t th1, th2; </text:p>
        </text:list-item>
        <text:list-item>
          <text:p text:style-name="P8"><text:s text:c="4"/>void *ret; </text:p>
        </text:list-item>
        <text:list-item>
          <text:p text:style-name="P8"/>
        </text:list-item>
        <text:list-item>
          <text:p text:style-name="P8"><text:s text:c="4"/>if (pthread_create(&amp;th1, NULL, my_thread_process, "1") &lt; 0) </text:p>
        </text:list-item>
        <text:list-item>
          <text:p text:style-name="P8"><text:s text:c="4"/>{ </text:p>
        </text:list-item>
        <text:list-item>
          <text:p text:style-name="P8"><text:s text:c="8"/>fprintf(stderr, "pthread_create error for thread 1\n"); </text:p>
        </text:list-item>
        <text:list-item>
          <text:p text:style-name="P8"><text:s text:c="8"/>exit(1); </text:p>
        </text:list-item>
        <text:list-item>
          <text:p text:style-name="P8"><text:s text:c="4"/>} </text:p>
        </text:list-item>
        <text:list-item>
          <text:p text:style-name="P8"/>
        </text:list-item>
        <text:list-item>
          <text:p text:style-name="P8"><text:s text:c="4"/>if (pthread_create(&amp;th2, NULL, my_thread_process, "2") &lt; 0) </text:p>
        </text:list-item>
        <text:list-item>
          <text:p text:style-name="P8"><text:s text:c="4"/>{ </text:p>
        </text:list-item>
        <text:list-item>
          <text:p text:style-name="P8"><text:soft-page-break/><text:s text:c="8"/>fprintf(stderr, "pthread_create error for thread 2\n"); </text:p>
        </text:list-item>
        <text:list-item>
          <text:p text:style-name="P8"><text:s text:c="8"/>exit(1); </text:p>
        </text:list-item>
        <text:list-item>
          <text:p text:style-name="P8"><text:s text:c="4"/>} </text:p>
        </text:list-item>
        <text:list-item>
          <text:p text:style-name="P8"/>
        </text:list-item>
        <text:list-item>
          <text:p text:style-name="P8"><text:s text:c="4"/>(void)pthread_join(th1, &amp;ret); </text:p>
        </text:list-item>
        <text:list-item>
          <text:p text:style-name="P8"><text:s text:c="4"/>(void)pthread_join(th2, &amp;ret); </text:p>
        </text:list-item>
        <text:list-item>
          <text:p text:style-name="P8"><text:s/></text:p>
        </text:list-item>
        <text:list-item>
          <text:p text:style-name="P8"><text:s text:c="4"/>return 0; </text:p>
        </text:list-item>
        <text:list-item>
          <text:p text:style-name="P8">}</text:p>
        </text:list-item>
      </text:list>
      <text:p text:style-name="Text_20_body">La fonction <text:span text:style-name="Emphasis">pthread_create</text:span> permet de créer le thread et de l'associer à la fonction <text:span text:style-name="Emphasis">my_thread_process</text:span>. <text:span text:style-name="T14">L</text:span>e paramètre <text:span text:style-name="Emphasis">void *arg</text:span> est passé au thread lors de sa création. Après création des deux threads, le programme principal attend la fin des threads en utilisant la fonction <text:span text:style-name="Emphasis">pthread_join</text:span>. <text:line-break/>Après compilation de ce programme par la commande: </text:p>
      <text:p text:style-name="Console"><text:span text:style-name="T2">g</text:span>cc -D_REENTRANT -o thread1 thread1.c -lpthread <text:span text:style-name="T1">-Wall</text:span></text:p>
      <text:p text:style-name="Text_20_body">Il donne à l'exécution: </text:p>
      <text:p text:style-name="Console"><text:span text:style-name="T14">$</text:span> ./thread1</text:p>
      <text:p text:style-name="Console">Thread 1: 0</text:p>
      <text:p text:style-name="Console">Thread 2: 0</text:p>
      <text:p text:style-name="Console">Thread 1: 1</text:p>
      <text:p text:style-name="Console">Thread 2: 1</text:p>
      <text:p text:style-name="Console">Thread 1: 2</text:p>
      <text:p text:style-name="Console">Thread 2: 2</text:p>
      <text:p text:style-name="Console">Thread 1: 3</text:p>
      <text:p text:style-name="Console">Thread 2: 3</text:p>
      <text:p text:style-name="Console">Thread 1: 4</text:p>
      <text:p text:style-name="Console">Thread 2: 4</text:p>
      <text:h text:style-name="Heading_20_1" text:outline-level="1">Partages des données et synchronisation</text:h>
      <text:h text:style-name="Heading_20_2" text:outline-level="2">Les MUTEX</text:h>
      <text:p text:style-name="Text_20_body">Le partage de données nécessite d'utiliser des techniques permettant de <text:span text:style-name="T15">protéger</text:span> à un instant donné une variable partagée par plusieurs threads. <text:span text:style-name="T15">Comme exemple, un</text:span> tableau d'entier rempli par un thread (lent) et lu par un autre (plus rapide). Le thread de lecture doit attendre la fin du remplissage du tableau avant d'afficher sont contenu. Pour cela, on utilise le système des <text:span text:style-name="Emphasis">MUTEX</text:span> (MUTual EXclusion) afin de <text:span text:style-name="T15">protéger</text:span> le tableau pendant le temps de son remplissage: </text:p>
      <text:p text:style-name="P13">thread2.c</text:p>
      <text:list xml:id="list1433779492" text:continue-list="list1176258975" text:style-name="Numbering_20_1">
        <text:list-item text:start-value="1">
          <text:p text:style-name="P10">#include &lt;stdio.h&gt; </text:p>
        </text:list-item>
        <text:list-item>
          <text:p text:style-name="P10">#include &lt;stdlib.h&gt; </text:p>
        </text:list-item>
        <text:list-item>
          <text:p text:style-name="P10">#include &lt;unistd.h&gt; </text:p>
        </text:list-item>
        <text:list-item>
          <text:p text:style-name="P10">#include &lt;pthread.h&gt; </text:p>
        </text:list-item>
        <text:list-item>
          <text:p text:style-name="P10"/>
        </text:list-item>
        <text:list-item>
          <text:p text:style-name="P10">static pthread_mutex_t my_mutex; </text:p>
        </text:list-item>
        <text:list-item>
          <text:p text:style-name="P10">static int tab[5]; </text:p>
        </text:list-item>
        <text:list-item>
          <text:p text:style-name="P10"/>
        </text:list-item>
        <text:list-item>
          <text:p text:style-name="P10">void *read_tab_process(void *arg) </text:p>
        </text:list-item>
        <text:list-item>
          <text:p text:style-name="P10">{ </text:p>
        </text:list-item>
        <text:list-item>
          <text:p text:style-name="P10"><text:s text:c="4"/>int i; </text:p>
        </text:list-item>
        <text:list-item>
          <text:p text:style-name="P10"/>
        </text:list-item>
        <text:list-item>
          <text:p text:style-name="P10"><text:s text:c="4"/>pthread_mutex_lock(&amp;my_mutex); </text:p>
        </text:list-item>
        <text:list-item>
          <text:p text:style-name="P10"><text:s text:c="4"/>for (i = 0; i != 5; i++) </text:p>
        </text:list-item>
        <text:list-item>
          <text:p text:style-name="P10"><text:s text:c="8"/>printf("read_process, tab[%d] vaut %d\n", i, tab[i]); </text:p>
        </text:list-item>
        <text:list-item>
          <text:p text:style-name="P10"><text:s text:c="4"/>pthread_mutex_unlock(&amp;my_mutex); </text:p>
        </text:list-item>
        <text:list-item>
          <text:p text:style-name="P10"><text:s text:c="4"/>pthread_exit(0); </text:p>
        </text:list-item>
        <text:list-item>
          <text:p text:style-name="P10">} </text:p>
        </text:list-item>
        <text:list-item>
          <text:p text:style-name="P10"><text:soft-page-break/></text:p>
        </text:list-item>
        <text:list-item>
          <text:p text:style-name="P10">void *write_tab_process(void *arg) </text:p>
        </text:list-item>
        <text:list-item>
          <text:p text:style-name="P10">{ </text:p>
        </text:list-item>
        <text:list-item>
          <text:p text:style-name="P10"><text:s text:c="4"/>int i; </text:p>
        </text:list-item>
        <text:list-item>
          <text:p text:style-name="P10"/>
        </text:list-item>
        <text:list-item>
          <text:p text:style-name="P10"><text:s text:c="4"/>pthread_mutex_lock(&amp;my_mutex); </text:p>
        </text:list-item>
        <text:list-item>
          <text:p text:style-name="P10"><text:s text:c="4"/>for (i = 0; i != 5; i++) </text:p>
        </text:list-item>
        <text:list-item>
          <text:p text:style-name="P10"><text:s text:c="4"/>{ </text:p>
        </text:list-item>
        <text:list-item>
          <text:p text:style-name="P10"><text:s text:c="8"/>tab[i] = 2 * i; </text:p>
        </text:list-item>
        <text:list-item>
          <text:p text:style-name="P10"><text:s text:c="8"/>printf("write_process, tab[%d] vaut %d\n", i, tab[i]); </text:p>
        </text:list-item>
        <text:list-item>
          <text:p text:style-name="P10"><text:s text:c="8"/>sleep(1); <text:s text:c="14"/>/* Relentit le thread d'ecriture... */ </text:p>
        </text:list-item>
        <text:list-item>
          <text:p text:style-name="P10"><text:s text:c="4"/>} </text:p>
        </text:list-item>
        <text:list-item>
          <text:p text:style-name="P10"><text:s text:c="4"/>pthread_mutex_unlock(&amp;my_mutex); </text:p>
        </text:list-item>
        <text:list-item>
          <text:p text:style-name="P10"><text:s text:c="4"/>pthread_exit(0); </text:p>
        </text:list-item>
        <text:list-item>
          <text:p text:style-name="P10">} </text:p>
        </text:list-item>
        <text:list-item>
          <text:p text:style-name="P10"/>
        </text:list-item>
        <text:list-item>
          <text:p text:style-name="P10">int main(int ac, char **av) </text:p>
        </text:list-item>
        <text:list-item>
          <text:p text:style-name="P10">{ </text:p>
        </text:list-item>
        <text:list-item>
          <text:p text:style-name="P10"><text:s text:c="4"/>pthread_t th1, th2; </text:p>
        </text:list-item>
        <text:list-item>
          <text:p text:style-name="P10"><text:s text:c="4"/>void *ret; </text:p>
        </text:list-item>
        <text:list-item>
          <text:p text:style-name="P10"/>
        </text:list-item>
        <text:list-item>
          <text:p text:style-name="P10"><text:s text:c="4"/>pthread_mutex_init(&amp;my_mutex, NULL); </text:p>
        </text:list-item>
        <text:list-item>
          <text:p text:style-name="P10"/>
        </text:list-item>
        <text:list-item>
          <text:p text:style-name="P10"><text:s text:c="4"/>if (pthread_create(&amp;th1, NULL, write_tab_process, NULL) &lt; 0) </text:p>
        </text:list-item>
        <text:list-item>
          <text:p text:style-name="P10"><text:s text:c="4"/>{ </text:p>
        </text:list-item>
        <text:list-item>
          <text:p text:style-name="P10"><text:s text:c="8"/>fprintf(stderr, "pthread_create error for thread 1\n"); </text:p>
        </text:list-item>
        <text:list-item>
          <text:p text:style-name="P10"><text:s text:c="8"/>exit(1); </text:p>
        </text:list-item>
        <text:list-item>
          <text:p text:style-name="P10"><text:s text:c="4"/>} </text:p>
        </text:list-item>
        <text:list-item>
          <text:p text:style-name="P10"/>
        </text:list-item>
        <text:list-item>
          <text:p text:style-name="P10"><text:s text:c="4"/>if (pthread_create(&amp;th2, NULL, read_tab_process, NULL) &lt; 0) </text:p>
        </text:list-item>
        <text:list-item>
          <text:p text:style-name="P10"><text:s text:c="4"/>{ </text:p>
        </text:list-item>
        <text:list-item>
          <text:p text:style-name="P10"><text:s text:c="8"/>fprintf(stderr, "pthread_create error for thread 2\n"); </text:p>
        </text:list-item>
        <text:list-item>
          <text:p text:style-name="P10"><text:s text:c="8"/>exit(1); </text:p>
        </text:list-item>
        <text:list-item>
          <text:p text:style-name="P10"><text:s text:c="4"/>} </text:p>
        </text:list-item>
        <text:list-item>
          <text:p text:style-name="P10"/>
        </text:list-item>
        <text:list-item>
          <text:p text:style-name="P10"><text:s text:c="4"/>(void)pthread_join(th1, &amp;ret); </text:p>
        </text:list-item>
        <text:list-item>
          <text:p text:style-name="P10"><text:s text:c="4"/>(void)pthread_join(th2, &amp;ret); </text:p>
        </text:list-item>
        <text:list-item>
          <text:p text:style-name="P10"/>
        </text:list-item>
        <text:list-item>
          <text:p text:style-name="P10"><text:s text:c="4"/>return 0; </text:p>
        </text:list-item>
        <text:list-item>
          <text:p text:style-name="P10">} </text:p>
        </text:list-item>
      </text:list>
      <text:p text:style-name="Text_20_body">La fonction <text:span text:style-name="Emphasis">pthread_mutex_lock</text:span> verrouille le MUTEX pendant la durée du remplissage du tableau. Le thread de lecture est contraint d'attendre l'appel à <text:span text:style-name="Emphasis">pthread_mutex_unlock</text:span> pour verrouiller à son tour le MUTEX et lire le tableau correct. A l'exécution on obtient : </text:p>
      <text:p text:style-name="Console"><text:span text:style-name="T3">$</text:span> ./thread2</text:p>
      <text:p text:style-name="Console">write_process, tab[0] vaut 0</text:p>
      <text:p text:style-name="Console">write_process, tab[1] vaut 2</text:p>
      <text:p text:style-name="Console">write_process, tab[2] vaut 4</text:p>
      <text:p text:style-name="Console">write_process, tab[3] vaut 6</text:p>
      <text:p text:style-name="Console">write_process, tab[4] vaut 8</text:p>
      <text:p text:style-name="Console">read_process, tab[0] vaut 0</text:p>
      <text:p text:style-name="Console">read_process, tab[1] vaut 2</text:p>
      <text:p text:style-name="Console">read_process, tab[2] vaut 4</text:p>
      <text:p text:style-name="Console">read_process, tab[3] vaut 6</text:p>
      <text:p text:style-name="Console">read_process, tab[4] vaut 8</text:p>
      <text:p text:style-name="Text_20_body">Sa<text:span text:style-name="T16">ns</text:span> MUTEX, on obtiendrait par contre: </text:p>
      <text:p text:style-name="Console"><text:span text:style-name="T16">$</text:span> ./thread2</text:p>
      <text:p text:style-name="Console">write_process, tab[0] vaut 0</text:p>
      <text:p text:style-name="Console">read_process, tab[0] vaut 0</text:p>
      <text:p text:style-name="Console"><text:soft-page-break/>read_process, tab[1] vaut 0</text:p>
      <text:p text:style-name="Console">read_process, tab[2] vaut 0</text:p>
      <text:p text:style-name="Console">read_process, tab[3] vaut 0</text:p>
      <text:p text:style-name="Console">read_process, tab[4] vaut 0</text:p>
      <text:p text:style-name="Console">write_process, tab[1] vaut 2</text:p>
      <text:p text:style-name="Console">write_process, tab[2] vaut 4</text:p>
      <text:p text:style-name="Console">write_process, tab[3] vaut 6</text:p>
      <text:p text:style-name="Console">write_process, tab[4] vaut 8</text:p>
      <text:h text:style-name="Heading_20_2" text:outline-level="2">Les sémaphores POSIX</text:h>
      <text:p text:style-name="Text_20_body">La bibliothèque <text:a xlink:type="simple" xlink:href="http://pauillac.inria.fr/%7Exleroy/linuxthreads">LinuxThreads</text:a> fournit également une implémentation des sémaphores <text:span text:style-name="Emphasis">POSIX 1003.1b</text:span>. L'utilisation de sémaphores permet aussi la synchronisation entre plusieurs threads. Voici un exemple : </text:p>
      <text:p text:style-name="P14">thread3.c</text:p>
      <text:list xml:id="list320121216" text:continue-list="list1433779492" text:style-name="Numbering_20_1">
        <text:list-item text:start-value="1">
          <text:p text:style-name="P10">#include &lt;stdio.h&gt; </text:p>
        </text:list-item>
        <text:list-item>
          <text:p text:style-name="P10">#include &lt;stdlib.h&gt; </text:p>
        </text:list-item>
        <text:list-item>
          <text:p text:style-name="P10">#include &lt;unistd.h&gt; </text:p>
        </text:list-item>
        <text:list-item>
          <text:p text:style-name="P10">#include &lt;pthread.h&gt; </text:p>
        </text:list-item>
        <text:list-item>
          <text:p text:style-name="P10">#include &lt;semaphore.h&gt; </text:p>
        </text:list-item>
        <text:list-item>
          <text:p text:style-name="P10"/>
        </text:list-item>
        <text:list-item>
          <text:p text:style-name="P10">static sem_t my_sem; </text:p>
        </text:list-item>
        <text:list-item>
          <text:p text:style-name="P10">int the_end; </text:p>
        </text:list-item>
        <text:list-item>
          <text:p text:style-name="P10"/>
        </text:list-item>
        <text:list-item>
          <text:p text:style-name="P10">void *thread1_process(void *arg) </text:p>
        </text:list-item>
        <text:list-item>
          <text:p text:style-name="P10">{ </text:p>
        </text:list-item>
        <text:list-item>
          <text:p text:style-name="P10"><text:s text:c="4"/>while (!the_end) </text:p>
        </text:list-item>
        <text:list-item>
          <text:p text:style-name="P10"><text:s text:c="4"/>{ </text:p>
        </text:list-item>
        <text:list-item>
          <text:p text:style-name="P10"><text:s text:c="8"/>printf("Je t'attend !\n"); </text:p>
        </text:list-item>
        <text:list-item>
          <text:p text:style-name="P10"><text:s text:c="8"/>sem_wait(&amp;my_sem); </text:p>
        </text:list-item>
        <text:list-item>
          <text:p text:style-name="P10"><text:s text:c="4"/>} </text:p>
        </text:list-item>
        <text:list-item>
          <text:p text:style-name="P10"/>
        </text:list-item>
        <text:list-item>
          <text:p text:style-name="P10"><text:s text:c="4"/>printf("OK, je sors !\n"); </text:p>
        </text:list-item>
        <text:list-item>
          <text:p text:style-name="P10"><text:s text:c="4"/>pthread_exit(0); </text:p>
        </text:list-item>
        <text:list-item>
          <text:p text:style-name="P10">} </text:p>
        </text:list-item>
        <text:list-item>
          <text:p text:style-name="P10"/>
        </text:list-item>
        <text:list-item>
          <text:p text:style-name="P10">void *thread2_process(void *arg) </text:p>
        </text:list-item>
        <text:list-item>
          <text:p text:style-name="P10">{ </text:p>
        </text:list-item>
        <text:list-item>
          <text:p text:style-name="P10"><text:s text:c="4"/>register int i; </text:p>
        </text:list-item>
        <text:list-item>
          <text:p text:style-name="P10"/>
        </text:list-item>
        <text:list-item>
          <text:p text:style-name="P10"><text:s text:c="4"/>for (i = 0; i &lt; 5; i++) </text:p>
        </text:list-item>
        <text:list-item>
          <text:p text:style-name="P10"><text:s text:c="4"/>{ </text:p>
        </text:list-item>
        <text:list-item>
          <text:p text:style-name="P10"><text:s text:c="8"/>printf("J'arrive %d !\n", i); </text:p>
        </text:list-item>
        <text:list-item>
          <text:p text:style-name="P10"><text:s text:c="8"/>sem_post(&amp;my_sem); </text:p>
        </text:list-item>
        <text:list-item>
          <text:p text:style-name="P10"><text:s text:c="8"/>sleep(1); </text:p>
        </text:list-item>
        <text:list-item>
          <text:p text:style-name="P10"><text:s text:c="4"/>} </text:p>
        </text:list-item>
        <text:list-item>
          <text:p text:style-name="P10"/>
        </text:list-item>
        <text:list-item>
          <text:p text:style-name="P10"><text:s text:c="4"/>the_end = 1; </text:p>
        </text:list-item>
        <text:list-item>
          <text:p text:style-name="P10"><text:s text:c="4"/>sem_post(&amp;my_sem); <text:s text:c="9"/>/* Pour debloquer le dernier sem_wait */ </text:p>
        </text:list-item>
        <text:list-item>
          <text:p text:style-name="P10"><text:s text:c="4"/>pthread_exit(0); </text:p>
        </text:list-item>
        <text:list-item>
          <text:p text:style-name="P10">} </text:p>
        </text:list-item>
        <text:list-item>
          <text:p text:style-name="P10"/>
        </text:list-item>
        <text:list-item>
          <text:p text:style-name="P10">int main(int ac, char **av) </text:p>
        </text:list-item>
        <text:list-item>
          <text:p text:style-name="P10">{ </text:p>
        </text:list-item>
        <text:list-item>
          <text:p text:style-name="P10"><text:s text:c="4"/>pthread_t th1, th2; </text:p>
        </text:list-item>
        <text:list-item>
          <text:p text:style-name="P10"><text:s text:c="4"/>void <text:s text:c="2"/>*ret; </text:p>
        </text:list-item>
        <text:list-item>
          <text:p text:style-name="P10"/>
        </text:list-item>
        <text:list-item>
          <text:p text:style-name="P10"><text:s text:c="4"/>sem_init(&amp;my_sem, 0, 0); </text:p>
        </text:list-item>
        <text:list-item>
          <text:p text:style-name="P10"/>
        </text:list-item>
        <text:list-item>
          <text:p text:style-name="P10"><text:s text:c="4"/>if (pthread_create(&amp;th1, NULL, thread1_process, NULL) &lt; 0) </text:p>
        </text:list-item>
        <text:list-item>
          <text:p text:style-name="P10"><text:s text:c="4"/>{ </text:p>
        </text:list-item>
        <text:list-item>
          <text:p text:style-name="P10"><text:s text:c="8"/>fprintf(stderr, "pthread_create error for thread 1\n"); </text:p>
        </text:list-item>
        <text:list-item>
          <text:p text:style-name="P10"><text:s text:c="8"/>exit(1); </text:p>
        </text:list-item>
        <text:list-item>
          <text:p text:style-name="P10"><text:soft-page-break/><text:s text:c="4"/>} </text:p>
        </text:list-item>
        <text:list-item>
          <text:p text:style-name="P10"/>
        </text:list-item>
        <text:list-item>
          <text:p text:style-name="P10"><text:s text:c="4"/>if (pthread_create(&amp;th2, NULL, thread2_process, NULL) &lt; 0) </text:p>
        </text:list-item>
        <text:list-item>
          <text:p text:style-name="P10"><text:s text:c="4"/>{ </text:p>
        </text:list-item>
        <text:list-item>
          <text:p text:style-name="P10"><text:s text:c="8"/>fprintf(stderr, "pthread_create error for thread 2\n"); </text:p>
        </text:list-item>
        <text:list-item>
          <text:p text:style-name="P10"><text:s text:c="8"/>exit(1); </text:p>
        </text:list-item>
        <text:list-item>
          <text:p text:style-name="P10"><text:s text:c="4"/>} </text:p>
        </text:list-item>
        <text:list-item>
          <text:p text:style-name="P10"/>
        </text:list-item>
        <text:list-item>
          <text:p text:style-name="P10"><text:s text:c="4"/>(void)pthread_join(th1, &amp;ret); </text:p>
        </text:list-item>
        <text:list-item>
          <text:p text:style-name="P10"><text:s text:c="4"/>(void)pthread_join(th2, &amp;ret); </text:p>
        </text:list-item>
        <text:list-item>
          <text:p text:style-name="P10"/>
        </text:list-item>
        <text:list-item>
          <text:p text:style-name="P10"><text:s text:c="4"/>return 0; </text:p>
        </text:list-item>
        <text:list-item>
          <text:p text:style-name="P10">} </text:p>
        </text:list-item>
      </text:list>
      <text:p text:style-name="Text_20_body">Dans cet exemple, le thread numéro 1 attend le thread 2 par l'intermédiaire d'un sémaphore. Après compilation on obtient la sortie suivante: </text:p>
      <text:p text:style-name="Console"><text:span text:style-name="T4">$</text:span> ./thread3</text:p>
      <text:p text:style-name="Console">Je t'attend !</text:p>
      <text:p text:style-name="Console">J'arrive 0 !</text:p>
      <text:p text:style-name="Console">Je t'attend !</text:p>
      <text:p text:style-name="Console">J'arrive 1 !</text:p>
      <text:p text:style-name="Console">Je t'attend !</text:p>
      <text:p text:style-name="Console">J'arrive 2 !</text:p>
      <text:p text:style-name="Console">Je t'attend !</text:p>
      <text:p text:style-name="Console">J'arrive 3 !</text:p>
      <text:p text:style-name="Console">Je t'attend !</text:p>
      <text:p text:style-name="Console">J'arrive 4 !</text:p>
      <text:p text:style-name="Console">Je t'attend !</text:p>
      <text:p text:style-name="Console">OK, je sors !</text:p>
      <text:h text:style-name="Heading_20_1" text:outline-level="1">Mode de création des threads: JOINABLE ou DETACHED</text:h>
      <text:p text:style-name="Text_20_body">Dans les exemples précédents, les threads sont créés en mode <text:span text:style-name="Emphasis">JOINABLE ;</text:span> Le processus qui a créé le thread attend la fin de celui-ci en restant bloqué sur l'appel à <text:span text:style-name="Emphasis">pthread_join</text:span>. Lorsque le thread se termine, les <text:span text:style-name="T16">ressources</text:span> mémoire du thread sont libérées grâce à l'appel à <text:span text:style-name="Emphasis">pthread_join</text:span>. Si cet appel n'est pas effectué, la mémoire n'est pas libérée et il s'en suit une <text:span text:style-name="Emphasis">fuite de mémoire</text:span>. Pour éviter un appel systématique à <text:span text:style-name="Emphasis">pthread_join</text:span> (qui peut parfois être contraignant dans certaines applications), on peut créer le thread en mode <text:span text:style-name="Emphasis">DETACHED</text:span>. Dans ce cas la, la mémoire sera correctement libérée à la fin du thread. </text:p>
      <text:p text:style-name="Text_20_body">Pour cela il suffit d'ajouter le code suivant: </text:p>
      <text:list xml:id="list1469345170" text:continue-list="list320121216" text:style-name="Numbering_20_1">
        <text:list-item text:start-value="1">
          <text:p text:style-name="Programmation"><text:s text:c="2"/>pthread_attr_t thread_attr;</text:p>
        </text:list-item>
        <text:list-item>
          <text:p text:style-name="Programmation"/>
        </text:list-item>
        <text:list-item>
          <text:p text:style-name="Programmation"><text:s text:c="2"/>if (pthread_attr_init (&amp;thread_attr) != 0) {</text:p>
        </text:list-item>
        <text:list-item>
          <text:p text:style-name="Programmation"><text:s text:c="4"/>fprintf (stderr, "pthread_attr_init error");</text:p>
        </text:list-item>
        <text:list-item>
          <text:p text:style-name="Programmation"><text:s text:c="4"/>exit (1);</text:p>
        </text:list-item>
        <text:list-item>
          <text:p text:style-name="Programmation"><text:s text:c="2"/>}</text:p>
        </text:list-item>
        <text:list-item>
          <text:p text:style-name="Programmation"/>
        </text:list-item>
        <text:list-item>
          <text:p text:style-name="Programmation"><text:s text:c="2"/>if (pthread_attr_setdetachstate (&amp;thread_attr, PTHREAD_CREATE_DETACHED) != 0) {</text:p>
        </text:list-item>
        <text:list-item>
          <text:p text:style-name="Programmation"><text:s text:c="4"/>fprintf (stderr, "pthread_attr_setdetachstate error");</text:p>
        </text:list-item>
        <text:list-item>
          <text:p text:style-name="Programmation"/>
        </text:list-item>
        <text:list-item>
          <text:p text:style-name="Programmation"><text:s text:c="4"/>exit (1);</text:p>
        </text:list-item>
        <text:list-item>
          <text:p text:style-name="Programmation"><text:s text:c="2"/>}</text:p>
        </text:list-item>
      </text:list>
      <text:p text:style-name="Text_20_body">puis de créer les threads avec des appels du type: </text:p>
      <text:list xml:id="list1994670049" text:continue-list="list1469345170" text:style-name="Numbering_20_1">
        <text:list-item text:start-value="1">
          <text:p text:style-name="Programmation"><text:s text:c="2"/>if (pthread_create (&amp;th1, &amp;thread_attr, thread1_process, NULL) &lt; 0) {</text:p>
        </text:list-item>
        <text:list-item>
          <text:p text:style-name="Programmation"><text:s text:c="4"/>fprintf (stderr, "pthread_create error for thread 1\n");</text:p>
        </text:list-item>
        <text:list-item>
          <text:p text:style-name="Programmation"><text:s text:c="4"/>exit (1);</text:p>
        </text:list-item>
        <text:list-item>
          <text:p text:style-name="Programmation"><text:s text:c="2"/>}</text:p>
        </text:list-item>
      </text:list>
      <text:h text:style-name="Heading_20_1" text:outline-level="1"><text:soft-page-break/>Destruction de thread: cancellation</text:h>
      <text:p text:style-name="P3">Les exemples ci-dessus utilis<text:span text:style-name="T16">e</text:span> la fonction <text:span text:style-name="Emphasis">pthread_exit</text:span> pour la destruction d'un thread (en fait le thread se détruisait tout seul). Il existe un mécanisme dans lequel un thread peut en détruire en autre à condition que ce dernier ait validé cette possibilité. Le comportement par défaut est de type <text:span text:style-name="Emphasis">décalé</text:span> (deferred). Lorsqu'on envoit une requète de destruction d'un thread, celle-ci n'est exécutée que lorsque ce thread passe par un <text:span text:style-name="Emphasis">cancellation point</text:span> comme par exemple l'appel à la fonction <text:span text:style-name="Emphasis">pthread_testcancel</text:span>. Voici un petit exemple:</text:p>
      <text:p text:style-name="Programmation_20_Titre"><text:span text:style-name="T4">thread4.c</text:span> </text:p>
      <text:list xml:id="list1969055039" text:continue-list="list1994670049" text:style-name="Numbering_20_1">
        <text:list-item text:start-value="1">
          <text:p text:style-name="P11">#include &lt;stdio.h&gt; </text:p>
        </text:list-item>
        <text:list-item>
          <text:p text:style-name="P11">#include &lt;stdlib.h&gt; </text:p>
        </text:list-item>
        <text:list-item>
          <text:p text:style-name="P11">#include &lt;unistd.h&gt; </text:p>
        </text:list-item>
        <text:list-item>
          <text:p text:style-name="P11">#include &lt;pthread.h&gt; </text:p>
        </text:list-item>
        <text:list-item>
          <text:p text:style-name="P11"/>
        </text:list-item>
        <text:list-item>
          <text:p text:style-name="P11">void <text:s text:c="2"/>*my_thread_process(void *arg) </text:p>
        </text:list-item>
        <text:list-item>
          <text:p text:style-name="P11">{ </text:p>
        </text:list-item>
        <text:list-item>
          <text:p text:style-name="P11"><text:s text:c="4"/>int <text:s text:c="4"/>i; </text:p>
        </text:list-item>
        <text:list-item>
          <text:p text:style-name="P11"/>
        </text:list-item>
        <text:list-item>
          <text:p text:style-name="P11"><text:s text:c="4"/>pthread_setcancelstate(PTHREAD_CANCEL_ENABLE, NULL); </text:p>
        </text:list-item>
        <text:list-item>
          <text:p text:style-name="P11"/>
        </text:list-item>
        <text:list-item>
          <text:p text:style-name="P11"><text:s text:c="4"/>for (i = 0; i &lt; 5; i++) </text:p>
        </text:list-item>
        <text:list-item>
          <text:p text:style-name="P11"><text:s text:c="4"/>{ </text:p>
        </text:list-item>
        <text:list-item>
          <text:p text:style-name="P11"><text:s text:c="8"/>printf("Thread %s: %d\n", (char *)arg, i); </text:p>
        </text:list-item>
        <text:list-item>
          <text:p text:style-name="P11"><text:s text:c="8"/>sleep(1); </text:p>
        </text:list-item>
        <text:list-item>
          <text:p text:style-name="P11"><text:s text:c="8"/>pthread_testcancel(); </text:p>
        </text:list-item>
        <text:list-item>
          <text:p text:style-name="P11"><text:s text:c="4"/>} </text:p>
        </text:list-item>
        <text:list-item>
          <text:p text:style-name="P11"><text:s text:c="4"/>return NULL; </text:p>
        </text:list-item>
        <text:list-item>
          <text:p text:style-name="P11">} </text:p>
        </text:list-item>
        <text:list-item>
          <text:p text:style-name="P11"/>
        </text:list-item>
        <text:list-item>
          <text:p text:style-name="P11">int main(int ac, char **av) </text:p>
        </text:list-item>
        <text:list-item>
          <text:p text:style-name="P11">{ </text:p>
        </text:list-item>
        <text:list-item>
          <text:p text:style-name="P11"><text:s text:c="4"/>pthread_t th1; </text:p>
        </text:list-item>
        <text:list-item>
          <text:p text:style-name="P11"><text:s text:c="4"/>void <text:s text:c="2"/>*ret; </text:p>
        </text:list-item>
        <text:list-item>
          <text:p text:style-name="P11"/>
        </text:list-item>
        <text:list-item>
          <text:p text:style-name="P11"><text:s text:c="4"/>if (pthread_create(&amp;th1, NULL, my_thread_process, "1") &lt; 0) </text:p>
        </text:list-item>
        <text:list-item>
          <text:p text:style-name="P11"><text:s text:c="4"/>{ </text:p>
        </text:list-item>
        <text:list-item>
          <text:p text:style-name="P11"><text:s text:c="8"/>fprintf(stderr, "pthread_create error for thread 1\n"); </text:p>
        </text:list-item>
        <text:list-item>
          <text:p text:style-name="P11"><text:s text:c="8"/>exit(1); </text:p>
        </text:list-item>
        <text:list-item>
          <text:p text:style-name="P11"><text:s text:c="4"/>} </text:p>
        </text:list-item>
        <text:list-item>
          <text:p text:style-name="P11"/>
        </text:list-item>
        <text:list-item>
          <text:p text:style-name="P11"><text:s text:c="4"/>sleep(2); </text:p>
        </text:list-item>
        <text:list-item>
          <text:p text:style-name="P11"><text:s text:c="4"/>if (pthread_cancel(th1) != 0) </text:p>
        </text:list-item>
        <text:list-item>
          <text:p text:style-name="P11"><text:s text:c="4"/>{ </text:p>
        </text:list-item>
        <text:list-item>
          <text:p text:style-name="P11"><text:s text:c="8"/>fprintf(stderr, "pthread_cancel error for thread 1\n"); </text:p>
        </text:list-item>
        <text:list-item>
          <text:p text:style-name="P11"><text:s text:c="8"/>exit(1); </text:p>
        </text:list-item>
        <text:list-item>
          <text:p text:style-name="P11"><text:s text:c="4"/>} </text:p>
        </text:list-item>
        <text:list-item>
          <text:p text:style-name="P11"/>
        </text:list-item>
        <text:list-item>
          <text:p text:style-name="P11"><text:s text:c="4"/>(void)pthread_join(th1, &amp;ret); </text:p>
        </text:list-item>
        <text:list-item>
          <text:p text:style-name="P11"/>
        </text:list-item>
        <text:list-item>
          <text:p text:style-name="P11"><text:s text:c="4"/>return 0; </text:p>
        </text:list-item>
        <text:list-item>
          <text:p text:style-name="P11">}</text:p>
        </text:list-item>
      </text:list>
      <text:p text:style-name="Text_20_body">Le thread un accepte les destruction par l'appel à la fonction <text:span text:style-name="Emphasis">pthread_setcancelstate</text:span> au début du thread puis teste les demandes de destruction par <text:span text:style-name="Emphasis">pthread_testcancel</text:span>. Au bout de deux secondes, le thread est détruit par un appel à <text:span text:style-name="Emphasis">pthread_cancel</text:span> dans le programme principal. Le résultat à l'éxécution est le suivant: </text:p>
      <text:p text:style-name="Console"><text:span text:style-name="T5">$</text:span> ./thread4</text:p>
      <text:p text:style-name="Console">Thread 1: 0</text:p>
      <text:p text:style-name="Console">Thread 1: 1</text:p>
      <text:p text:style-name="Text_20_body">Pour éviter l'utilisation des <text:span text:style-name="Emphasis">cancellation points</text:span>, on peut indiquer que la destruction est en mode <text:span text:style-name="Emphasis">asynchrone</text:span> en modifiant le code du thread de la manière suivante: </text:p>
      <text:list xml:id="list472045978" text:continue-list="list1969055039" text:style-name="Numbering_20_1">
        <text:list-item text:start-value="1">
          <text:p text:style-name="Programmation"><text:soft-page-break/>void *my_thread_process (void * arg)</text:p>
        </text:list-item>
        <text:list-item>
          <text:p text:style-name="Programmation">{</text:p>
        </text:list-item>
        <text:list-item>
          <text:p text:style-name="Programmation"><text:s text:c="2"/>int i;</text:p>
        </text:list-item>
        <text:list-item>
          <text:p text:style-name="Programmation"/>
        </text:list-item>
        <text:list-item>
          <text:p text:style-name="Programmation"><text:s text:c="2"/>pthread_setcancelstate(PTHREAD_CANCEL_ENABLE, NULL);</text:p>
        </text:list-item>
        <text:list-item>
          <text:p text:style-name="Programmation"><text:s text:c="2"/>pthread_setcanceltype(PTHREAD_CANCEL_ASYNCHRONOUS, NULL);</text:p>
        </text:list-item>
        <text:list-item>
          <text:p text:style-name="Programmation"/>
        </text:list-item>
        <text:list-item>
          <text:p text:style-name="Programmation"><text:s text:c="2"/>for (i = 0 ; i &lt; 5 ; i++) {</text:p>
        </text:list-item>
        <text:list-item>
          <text:p text:style-name="Programmation"><text:s text:c="4"/>printf ("Thread %s: %d\n", (char*)arg, i);</text:p>
        </text:list-item>
        <text:list-item>
          <text:p text:style-name="Programmation"><text:s text:c="4"/>sleep (1);</text:p>
        </text:list-item>
        <text:list-item>
          <text:p text:style-name="Programmation"><text:s text:c="2"/>}</text:p>
        </text:list-item>
        <text:list-item>
          <text:p text:style-name="Programm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Nimbus Mono L" svg:font-family="'Nimbus Mono L'" style:font-adornments="Normal" style:font-pitch="fixed"/>
    <style:font-face style:name="Nimbus Mono L1" svg:font-family="'Nimbus Mono L'" style:font-family-generic="modern" style:font-pitch="fixed"/>
    <style:font-face style:name="Nimbus Mono L2" svg:font-family="'Nimbus Mono L'" style:font-adornments="Normal" style:font-family-generic="modern" style:font-pitch="fixed"/>
    <style:font-face style:name="Century Schoolbook L" svg:font-family="'Century Schoolbook L'" style:font-adornments="Italique" style:font-pitch="variable"/>
    <style:font-face style:name="Lucidasans" svg:font-family="Lucidasans" style:font-pitch="variable"/>
    <style:font-face style:name="Nimbus Sans L2"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Italic"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Nimbus Sans L2"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101cm" fo:text-indent="0cm" style:auto-text-indent="false" style:shadow="none" text:number-lines="true" text:line-number="0"/>
      <style:text-properties fo:font-size="11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left="0cm" fo:margin-right="0.199cm" fo:margin-top="0.199cm" fo:margin-bottom="0.4cm" fo:text-align="center" style:justify-single-word="false" fo:text-indent="0cm" style:auto-text-indent="false" fo:break-before="auto" fo:break-after="auto" fo:background-color="transparent" style:shadow="none" fo:keep-with-next="always">
        <style:tab-stops/>
        <style:background-image/>
      </style:paragraph-properties>
      <style:text-properties style:font-name="Nimbus Sans L" fo:font-size="14pt" fo:font-weight="bold" style:font-name-asian="Nimbus Sans L2" style:font-size-asian="14pt" style:font-name-complex="Lucidasans"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101cm" fo:margin-bottom="0.199cm" fo:text-align="start" style:justify-single-word="false" fo:text-indent="0cm" style:auto-text-indent="false"/>
      <style:text-properties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0.101cm" fo:margin-bottom="0.199cm" fo:text-align="start" style:justify-single-word="false" fo:text-indent="0cm" style:auto-text-indent="false"/>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199cm" fo:margin-right="0.199cm" fo:margin-top="0cm" fo:margin-bottom="0.101cm" fo:text-align="start" style:justify-single-word="false" fo:text-indent="0cm" style:auto-text-indent="false"/>
      <style:text-properties fo:font-size="11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499cm" fo:margin-right="0.101cm" fo:margin-top="0cm" fo:margin-bottom="0.101cm" fo:text-align="start" style:justify-single-word="false" fo:text-indent="0cm" style:auto-text-indent="false"/>
      <style:text-properties fo:font-size="11pt" fo:font-style="normal" fo:font-weight="normal"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666666"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Table_20_Contents" style:display-name="Table Contents" style:family="paragraph" style:parent-style-name="Standard"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paragraph-properties fo:text-align="center" style:justify-single-word="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cm" fo:margin-bottom="0cm" fo:background-color="transparent" style:shadow="none">
        <style:tab-stops/>
        <style:background-image/>
      </style:paragraph-properties>
      <style:text-properties style:font-name="Nimbus Mono L1" fo:font-size="10pt" style:font-name-asian="Nimbus Mono L1" style:font-size-asian="10pt" style:font-name-complex="Nimbus Mono L1" style:font-size-complex="10pt"/>
    </style:style>
    <style:style style:name="Programmation" style:family="paragraph" style:parent-style-name="Standard" style:auto-update="true" style:list-style-name="Numbering_20_1" style:master-page-name="">
      <style:paragraph-properties style:page-number="auto" fo:background-color="transparent" fo:padding="0.049cm" fo:border="0.002cm solid #999999" style:shadow="#e6e6e6 0.18cm 0.18cm" text:number-lines="true" text:line-number="1">
        <style:tab-stops/>
        <style:background-image/>
      </style:paragraph-properties>
      <style:text-properties fo:color="#000000" style:font-name="Nimbus Mono L" fo:font-size="9pt" fo:language="zxx" fo:country="none"/>
    </style:style>
    <style:style style:name="Question" style:family="paragraph" style:parent-style-name="Text_20_body" style:next-style-name="Text_20_body" style:auto-update="true">
      <style:paragraph-properties fo:padding="0cm" fo:border-left="none" fo:border-right="none" fo:border-top="none" fo:border-bottom="0.002cm solid #000000"/>
      <style:text-properties fo:font-style="italic" fo:font-weight="bold"/>
    </style:style>
    <style:style style:name="Mathématique" style:family="paragraph" style:parent-style-name="Text_20_body">
      <style:paragraph-properties fo:margin-left="1cm" fo:margin-right="0cm" fo:text-indent="0cm" style:auto-text-indent="false"/>
      <style:text-properties style:font-name="Century Schoolbook L" fo:font-size="10pt" fo:font-style="italic"/>
    </style:style>
    <style:style style:name="Texte_20_programmation" style:display-name="Texte programmation" style:family="paragraph" style:parent-style-name="Preformatted_20_Text">
      <style:paragraph-properties fo:margin-left="0.499cm" fo:margin-right="0cm" fo:margin-top="0cm" fo:margin-bottom="0cm" fo:text-indent="0cm" style:auto-text-indent="false" fo:padding="0.049cm" fo:border="0.002cm solid #c0c0c0" style:shadow="#c0c0c0 0.049cm 0.049cm">
        <style:tab-stops/>
      </style:paragraph-properties>
      <style:text-properties fo:language="fr" fo:country="FR"/>
    </style:style>
    <style:style style:name="Programmation_20_Titre" style:display-name="Programmation Titre" style:family="paragraph" style:parent-style-name="Programmation" style:list-style-name="">
      <style:paragraph-properties fo:text-align="center" style:justify-single-word="false" fo:padding="0.049cm" fo:border="0.002cm solid #c0c0c0" style:join-border="false"/>
      <style:text-properties style:font-name="Nimbus Sans L1" fo:font-size="10pt" fo:font-style="italic"/>
    </style:style>
    <style:style style:name="Console" style:family="paragraph" style:parent-style-name="Text_20_body">
      <style:paragraph-properties fo:background-color="transparent" fo:padding="0.049cm" fo:border="0.002cm solid #999999" style:shadow="#e6e6e6 0.18cm 0.18cm">
        <style:background-image/>
      </style:paragraph-properties>
      <style:text-properties fo:color="#000000" style:font-name="Nimbus Mono L2" fo:font-size="10pt" fo:language="zxx" fo:country="non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text-properties fo:color="#000000" style:font-name="Nimbus Mono L2" fo:font-size="9pt" fo:font-style="normal" fo:background-color="#e6e6ff"/>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fo:color="#000080" style:font-name="Nimbus Mono L1" fo:font-size="11pt" fo:language="zxx" fo:country="none" fo:background-color="transparent" style:font-name-asian="Nimbus Mono L1" style:font-name-complex="Nimbus Mono L1"/>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format="1">
        <style:list-level-properties text:space-before="0.002cm" text:min-label-width="0.801cm" text:min-label-distance="0.199cm" fo:text-align="end"/>
      </text:list-level-style-number>
      <text:list-level-style-number text:level="2" text:style-name="Numbering_20_Symbols" style:num-prefix=" " style:num-format="1">
        <style:list-level-properties text:space-before="0.503cm" text:min-label-width="0.801cm" text:min-label-distance="0.199cm" fo:text-align="end"/>
      </text:list-level-style-number>
      <text:list-level-style-number text:level="3" text:style-name="Numbering_20_Symbols" style:num-prefix=" " style:num-format="1">
        <style:list-level-properties text:space-before="1.002cm" text:min-label-width="0.801cm" text:min-label-distance="0.199cm" fo:text-align="end"/>
      </text:list-level-style-number>
      <text:list-level-style-number text:level="4" text:style-name="Numbering_20_Symbols" style:num-prefix=" " style:num-format="1">
        <style:list-level-properties text:space-before="1.503cm" text:min-label-width="0.801cm" text:min-label-distance="0.199cm" fo:text-align="end"/>
      </text:list-level-style-number>
      <text:list-level-style-number text:level="5" text:style-name="Numbering_20_Symbols" style:num-prefix=" " style:num-format="1">
        <style:list-level-properties text:space-before="2.002cm" text:min-label-width="0.801cm" text:min-label-distance="0.199cm" fo:text-align="end"/>
      </text:list-level-style-number>
      <text:list-level-style-number text:level="6" text:style-name="Numbering_20_Symbols" style:num-prefix=" " style:num-format="1">
        <style:list-level-properties text:space-before="2.503cm" text:min-label-width="0.801cm" text:min-label-distance="0.199cm" fo:text-align="end"/>
      </text:list-level-style-number>
      <text:list-level-style-number text:level="7" text:style-name="Numbering_20_Symbols" style:num-prefix=" " style:num-format="1">
        <style:list-level-properties text:space-before="3.002cm" text:min-label-width="0.801cm" text:min-label-distance="0.199cm" fo:text-align="end"/>
      </text:list-level-style-number>
      <text:list-level-style-number text:level="8" text:style-name="Numbering_20_Symbols" style:num-prefix=" " style:num-format="1">
        <style:list-level-properties text:space-before="3.503cm" text:min-label-width="0.801cm" text:min-label-distance="0.199cm" fo:text-align="end"/>
      </text:list-level-style-number>
      <text:list-level-style-number text:level="9" text:style-name="Numbering_20_Symbols" style:num-prefix=" " style:num-format="1">
        <style:list-level-properties text:space-before="4.002cm" text:min-label-width="0.801cm" text:min-label-distance="0.199cm" fo:text-align="end"/>
      </text:list-level-style-number>
      <text:list-level-style-number text:level="10" text:style-name="Numbering_20_Symbols" style:num-prefix=" " style:num-format="1">
        <style:list-level-properties text:space-before="4.503cm" text:min-label-width="0.801cm" text:min-label-distance="0.199cm" fo:text-align="end"/>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Bullet_20_Symbols" style:num-format="1">
        <style:list-level-properties text:min-label-width="0.4cm"/>
      </text:list-level-style-number>
      <text:list-level-style-bullet text:level="2" text:style-name="Bullet_20_Symbols" text:bullet-char="•">
        <style:list-level-properties text:space-before="0.401cm" text:min-label-width="0.4cm"/>
        <style:text-properties fo:font-family="'DejaVu Sans'" style:font-family-generic="swiss" style:font-pitch="variable"/>
      </text:list-level-style-bullet>
      <text:list-level-style-bullet text:level="3" text:style-name="Bullet_20_Symbols" text:bullet-char="•">
        <style:list-level-properties text:space-before="0.799cm" text:min-label-width="0.4cm"/>
        <style:text-properties fo:font-family="'DejaVu Sans'" style:font-family-generic="swiss" style:font-pitch="variable"/>
      </text:list-level-style-bullet>
      <text:list-level-style-bullet text:level="4" text:style-name="Bullet_20_Symbols" text:bullet-char="•">
        <style:list-level-properties text:space-before="1.2cm" text:min-label-width="0.4cm"/>
        <style:text-properties fo:font-family="'DejaVu Sans'" style:font-family-generic="swiss" style:font-pitch="variable"/>
      </text:list-level-style-bullet>
      <text:list-level-style-bullet text:level="5" text:style-name="Bullet_20_Symbols" text:bullet-char="•">
        <style:list-level-properties text:space-before="1.6cm" text:min-label-width="0.4cm"/>
        <style:text-properties fo:font-family="'DejaVu Sans'"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family-generic="swiss" style:font-pitch="variable"/>
      </text:list-level-style-bullet>
      <text:list-level-style-bullet text:level="8" text:style-name="Bullet_20_Symbols" text:bullet-char="•">
        <style:list-level-properties text:space-before="2.8cm" text:min-label-width="0.4cm"/>
        <style:text-properties fo:font-family="'DejaVu Sans'" style:font-family-generic="swiss" style:font-pitch="variable"/>
      </text:list-level-style-bullet>
      <text:list-level-style-bullet text:level="9" text:style-name="Bullet_20_Symbols" text:bullet-char="•">
        <style:list-level-properties text:space-before="3.2cm" text:min-label-width="0.4cm"/>
        <style:text-properties fo:font-family="'DejaVu Sans'"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family-generic="swiss" style:font-pitch="variable"/>
      </text:list-level-style-bullet>
    </text:list-style>
    <text:list-style style:name="List_20_2" style:display-name="List 2">
      <text:list-level-style-number text:level="1" text:style-name="Numbering_20_Symbols" style:num-format="1">
        <style:list-level-properties text:min-label-width="0.3cm"/>
      </text:list-level-style-number>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4" style:display-name="List 4">
      <text:list-level-style-number text:level="1" text:style-name="Numbering_20_Symbols" style:num-format="1">
        <style:list-level-properties text:min-label-width="0.4cm"/>
      </text:list-level-style-number>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Question">
      <text:list-level-style-number text:level="1" text:style-name="Numbering_20_Symbols" style:num-prefix="Question " style:num-suffix="." style:num-format="1">
        <style:list-level-properties text:space-before="-0.011cm" text:min-label-distance="0.101cm"/>
      </text:list-level-style-number>
      <text:list-level-style-number text:level="2" text:style-name="Numbering_20_Symbols" style:num-prefix="Question " style:num-suffix="." style:num-format="1">
        <style:list-level-properties text:space-before="1.27cm" text:min-label-distance="0.101cm"/>
      </text:list-level-style-number>
      <text:list-level-style-number text:level="3" text:style-name="Numbering_20_Symbols" style:num-prefix="Question " style:num-suffix="." style:num-format="1">
        <style:list-level-properties text:space-before="1.905cm" text:min-label-distance="0.101cm"/>
      </text:list-level-style-number>
      <text:list-level-style-number text:level="4" text:style-name="Numbering_20_Symbols" style:num-prefix="Question " style:num-suffix="." style:num-format="1">
        <style:list-level-properties text:space-before="2.54cm" text:min-label-distance="0.101cm"/>
      </text:list-level-style-number>
      <text:list-level-style-number text:level="5" text:style-name="Numbering_20_Symbols" style:num-prefix="Question " style:num-suffix="." style:num-format="1">
        <style:list-level-properties text:space-before="3.175cm" text:min-label-distance="0.101cm"/>
      </text:list-level-style-number>
      <text:list-level-style-number text:level="6" text:style-name="Numbering_20_Symbols" style:num-prefix="Question " style:num-suffix="." style:num-format="1">
        <style:list-level-properties text:space-before="3.81cm" text:min-label-distance="0.101cm"/>
      </text:list-level-style-number>
      <text:list-level-style-number text:level="7" text:style-name="Numbering_20_Symbols" style:num-prefix="Question " style:num-suffix="." style:num-format="1">
        <style:list-level-properties text:space-before="4.445cm" text:min-label-distance="0.101cm"/>
      </text:list-level-style-number>
      <text:list-level-style-number text:level="8" text:style-name="Numbering_20_Symbols" style:num-prefix="Question " style:num-suffix="." style:num-format="1">
        <style:list-level-properties text:space-before="5.08cm" text:min-label-distance="0.101cm"/>
      </text:list-level-style-number>
      <text:list-level-style-number text:level="9" text:style-name="Numbering_20_Symbols" style:num-prefix="Question " style:num-suffix="." style:num-format="1">
        <style:list-level-properties text:space-before="5.715cm" text:min-label-distance="0.101cm"/>
      </text:list-level-style-number>
      <text:list-level-style-number text:level="10" text:style-name="Numbering_20_Symbols" style:num-prefix="Question " style:num-suffix="." style:num-format="1">
        <style:list-level-properties text:space-before="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Bullet_20_Symbols"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MP1"><text:title/></text:p>
      </style:header-left>
      <style:footer>
        <text:p text:style-name="MP2"><text:page-number text:select-page="current">8</text:page-number>/<text:page-count>8</text:page-count></text:p>
      </style:footer>
    </style:master-page>
    <style:master-page style:name="First_20_Page" style:display-name="First Page" style:page-layout-name="Mpm2" style:next-style-name="Standard">
      <style:header>
        <text:p text:style-name="Header"><text:file-name text:display="name-and-extension">multithread-pf2.odt</text:file-name> </text:p>
      </style:header>
      <style:header-left>
        <text:p text:style-name="Header"/>
      </style:header-left>
      <style:footer>
        <text:p text:style-name="MP2"><text:page-number text:select-page="current">8</text:page-number>/<text:page-count>8</text:page-count></text:p>
      </style:footer>
    </style:master-page>
    <style:master-page style:name="Left_20_Page" style:display-name="Left Page" style:page-layout-name="Mpm3"/>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11-03-12T21:12:17</meta:creation-date>
    <dc:language>fr-FR</dc:language>
    <meta:editing-cycles>14</meta:editing-cycles>
    <meta:editing-duration>PT01H23M33S</meta:editing-duration>
    <meta:initial-creator>Erwann </meta:initial-creator>
    <dc:date>2011-03-12T22:38:08</dc:date>
    <dc:creator>Erwann </dc:creator>
    <meta:document-statistic meta:table-count="0" meta:image-count="0" meta:object-count="0" meta:page-count="8" meta:paragraph-count="320" meta:word-count="1901" meta:character-count="12485"/>
    <meta:user-defined meta:name="Info 1"/>
    <meta:user-defined meta:name="Info 2"/>
    <meta:user-defined meta:name="Info 3"/>
    <meta:user-defined meta:name="Info 4"/>
  </office:meta>
</office:document-meta>
</file>